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25-03-0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24-03-2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23-03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22-03-16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21-03-1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20-03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19-03-1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18-03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17-03-2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16-03-1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15-03-1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14-03-1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13-03-1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12-03-1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1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10-03-1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09-03-1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08-03-2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07-03-1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0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0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0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0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0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0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99-03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98-03-0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97-03-0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9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94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9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9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9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8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7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1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0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7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60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5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4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20111300501</text:p>
          </table:table-cell>
          <table:table-cell office:value-type="string" calcext:value-type="string">
            <text:p>(D-29- 4) 8bbd- 1</text:p>
          </table:table-cell>
          <table:table-cell office:value-type="string" calcext:value-type="string">
            <text:p>194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74" meta:object-count="0"/>
    <meta:user-defined meta:name="AppVersion">3.0</meta:user-defined>
  </office:meta>
</office:document-meta>
</file>